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10.693cm" fo:min-width="10.727cm"/>
      <style:paragraph-properties style:writing-mode="lr-tb"/>
    </style:style>
    <style:style style:name="gr2" style:family="graphic" style:parent-style-name="standard">
      <style:graphic-properties draw:fill="solid" draw:fill-color="#ffb66c" draw:opacity="50%" draw:textarea-horizontal-align="justify" draw:textarea-vertical-align="middle" draw:auto-grow-height="false" fo:min-height="4.24cm" fo:min-width="4.441cm" draw:shadow-opacity="50%"/>
      <style:paragraph-properties style:writing-mode="lr-tb"/>
    </style:style>
    <style:style style:name="gr3" style:family="graphic" style:parent-style-name="standard">
      <style:graphic-properties draw:fill="solid" draw:fill-color="#afd095" draw:opacity="50%" draw:textarea-horizontal-align="justify" draw:textarea-vertical-align="middle" draw:auto-grow-height="false" fo:min-height="5.14cm" fo:min-width="5.339cm" draw:shadow-opacity="50%"/>
      <style:paragraph-properties style:writing-mode="lr-tb"/>
    </style:style>
    <style:style style:name="gr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028cm" fo:min-width="4.441cm" draw:shadow-opacity="50%"/>
      <style:paragraph-properties style:writing-mode="lr-tb"/>
    </style:style>
    <style:style style:name="gr5" style:family="graphic" style:parent-style-name="standard">
      <style:graphic-properties draw:fill="solid" draw:fill-color="#ffffa6" draw:opacity="50%" draw:textarea-horizontal-align="justify" draw:textarea-vertical-align="middle" draw:auto-grow-height="false" fo:min-height="2.893cm" fo:min-width="3.541cm" draw:shadow-opacity="50%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tyle="normal" fo:font-weight="bold"/>
    </style:style>
    <style:style style:name="P2" style:family="paragraph">
      <loext:graphic-properties draw:fill="solid" draw:fill-color="#dee6ef"/>
      <style:paragraph-properties fo:text-align="center"/>
      <style:text-properties fo:font-style="normal" fo:font-weight="bold"/>
    </style:style>
    <style:style style:name="P3" style:family="paragraph">
      <style:paragraph-properties fo:text-align="center"/>
      <style:text-properties fo:font-size="20pt"/>
    </style:style>
    <style:style style:name="P4" style:family="paragraph">
      <loext:graphic-properties draw:fill="solid" draw:fill-color="#ffb66c" draw:opacity="50%"/>
      <style:paragraph-properties fo:text-align="center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afd095" draw:opacity="50%"/>
      <style:paragraph-properties fo:text-align="center"/>
    </style:style>
    <style:style style:name="P7" style:family="paragraph">
      <loext:graphic-properties draw:fill="solid" draw:fill-color="#729fcf" draw:opacity="50%"/>
      <style:paragraph-properties fo:text-align="center"/>
    </style:style>
    <style:style style:name="P8" style:family="paragraph">
      <loext:graphic-properties draw:fill="solid" draw:fill-color="#ffffa6" draw:opacity="50%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tyle="normal" fo:font-weight="bold"/>
    </style:style>
    <style:style style:name="T2" style:family="text">
      <style:text-properties fo:font-style="normal" fo:font-weight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875cm" svg:height="15.475cm" svg:x="5.715cm" svg:y="0.1cm">
          <text:p text:style-name="P1"><text:span text:style-name="T1"/></text:p>
          <text:p text:style-name="P1"><text:span text:style-name="T1">All digiKam Properti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File-names</text:span></text:p>
          <text:p text:style-name="P1"><text:span text:style-name="T2">File-d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985cm" svg:height="6.35cm" svg:x="7.62cm" svg:y="7.32cm">
          <text:p text:style-name="P3"><text:span text:style-name="T3">Captions</text:span></text:p>
          <text:p text:style-name="P3"><text:span text:style-name="T3">Titles</text:span></text:p>
          <text:p text:style-name="P3"><text:span text:style-name="T3">Information (Rights, Authors, Places, etc.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8.255cm" svg:height="7.62cm" svg:x="12.065cm" svg:y="2.875cm">
          <text:p text:style-name="P5">Tags</text:p>
          <text:p text:style-name="P5">Keywords</text:p>
          <text:p text:style-name="P5">Faces</text:p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6.985cm" svg:height="6.05cm" svg:x="6.985cm" svg:y="1.905cm">
          <text:p text:style-name="P5">Rating</text:p>
          <text:p text:style-name="P5">Pick Labels</text:p>
          <text:p text:style-name="P5">Color Lab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715cm" svg:height="4.445cm" svg:x="13.335cm" svg:y="9.225cm">
          <text:p text:style-name="P5">Geo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4" draw:fill="solid" draw:fill-color="#b2b2b2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solid" draw:fill-color="#808080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10:24.979846990</meta:creation-date>
    <dc:date>2023-01-19T09:54:14.607003454</dc:date>
    <meta:editing-duration>PT22M5S</meta:editing-duration>
    <meta:editing-cycles>3</meta:editing-cycles>
    <meta:generator>LibreOffice/7.4.2.3$Linux_X86_64 LibreOffice_project/40$Build-3</meta:generator>
    <meta:document-statistic meta:object-count="28"/>
  </office:meta>
</office:document-meta>
</file>